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office:value-type="string" calcext:value-type="string">
            <text:p>LSAD (unusual)</text:p>
          </table:table-cell>
          <table:table-cell office:value-type="string" calcext:value-type="string">
            <text:p>20 (barrio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4 (Subdistrict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6 (County)</text:p>
          </table:table-cell>
          <table:table-cell office:value-type="string" calcext:value-type="string">
            <text:p>27 (District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1 (barrio-pueblo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1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(?)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(?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(?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(?), 37 (Municipali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(?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office:value-type="string" calcext:value-type="string">
            <text:p>00(?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(?)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office:value-type="string" calcext:value-type="string">
            <text:p>00(?)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office:value-type="string" calcext:value-type="string">
            <text:p>00(?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(?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5"/>
        </table:table-row>
        <table:table-row table:style-name="ro1" table:number-rows-repeated="104850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4:35:30.51471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09-19T14:52:13.007543284</dc:date>
    <meta:editing-duration>PT2H35M10S</meta:editing-duration>
    <meta:editing-cycles>5</meta:editing-cycles>
    <meta:generator>LibreOffice/4.2.6.3$Linux_X86_64 LibreOffice_project/420m0$Build-3</meta:generator>
    <meta:document-statistic meta:table-count="2" meta:cell-count="637" meta:object-count="0"/>
  </office:meta>
</office:document-meta>
</file>